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c1006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3" style:family="paragraph">
      <style:paragraph-properties fo:margin-top="0in" fo:margin-bottom="0.0417in" fo:text-align="center" style:writing-mode="lr-tb"/>
    </style:style>
    <style:style style:name="P4" style:family="paragraph">
      <loext:graphic-properties draw:fill="solid" draw:fill-color="#ffffff"/>
      <style:paragraph-properties fo:margin-top="0in" fo:margin-bottom="0.0417in" fo:text-align="center" style:writing-mode="lr-tb"/>
    </style:style>
    <style:style style:name="P5" style:family="paragraph">
      <loext:graphic-properties draw:fill="solid" draw:fill-color="#ffffff"/>
      <style:paragraph-properties fo:margin-top="0in" fo:margin-bottom="0.0417in" fo:text-align="center" style:writing-mode="lr-tb"/>
      <style:text-properties fo:font-size="10pt" style:font-size-asian="10pt" style:font-size-complex="10pt"/>
    </style:style>
    <style:style style:name="P6" style:family="paragraph">
      <style:paragraph-properties fo:margin-top="0in" fo:margin-bottom="0.0835in" fo:text-align="justify" style:writing-mode="lr-tb"/>
    </style:style>
    <style:style style:name="P7" style:family="paragraph">
      <loext:graphic-properties draw:fill="solid" draw:fill-color="#ffffff"/>
      <style:paragraph-properties fo:margin-top="0in" fo:margin-bottom="0.0835in" fo:text-align="justify" style:writing-mode="lr-tb"/>
    </style:style>
    <style:style style:name="T1" style:family="text">
      <style:text-properties style:use-window-font-color="true" style:font-name="Times New Roman" fo:font-size="10pt" fo:language="en" fo:country="GB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T2" style:family="text">
      <style:text-properties style:use-window-font-color="true" style:font-name="Courier New" fo:font-size="10pt" fo:language="en" fo:country="GB" style:font-name-asian="Times New Roman" style:font-size-asian="10pt" style:font-name-complex="Courier New" style:font-size-complex="10pt" style:language-complex="ar" style:country-complex="SA"/>
    </style:style>
    <style:style style:name="T3" style:family="text">
      <style:text-properties style:use-window-font-color="true" style:font-name="Times New Roman" fo:font-size="10pt" fo:language="en" fo:country="GB" style:font-name-asian="Times New Roman" style:font-size-asian="10pt" style:font-name-complex="Times New Roman" style:font-size-complex="10pt" style:language-complex="ar" style:country-complex="SA"/>
    </style:style>
    <style:style style:name="T4" style:family="text">
      <style:text-properties style:use-window-font-color="true" style:font-name="Courier New1" fo:font-size="10pt" fo:language="en" fo:country="GB" style:font-name-asian="Times New Roman" style:font-size-asian="10pt" style:font-name-complex="Times New Roman" style:font-size-complex="10pt" style:language-complex="ar" style:country-complex="SA"/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loext:allow-overlap="true" style:flow-with-text="false"/>
    </style:style>
    <style:style style:name="gr2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02in" svg:stroke-color="#000000" draw:stroke-linejoin="miter" draw:fill="solid" draw:fill-color="#ffffff" draw:textarea-horizontal-align="justify" draw:textarea-vertical-align="middle" draw:auto-grow-height="false" draw:auto-grow-width="false" fo:padding-top="0in" fo:padding-bottom="0in" fo:padding-left="0in" fo:padding-right="0in" fo:wrap-option="wrap" draw:shadow="hidden" style:run-through="foreground"/>
      <style:paragraph-properties style:writing-mode="lr-tb"/>
    </style:style>
    <style:style style:name="gr4" style:family="graphic">
      <style:graphic-properties draw:stroke="solid" svg:stroke-width="0.0102in" svg:stroke-color="#000000" draw:marker-end="msArrowEnd_20_5" draw:marker-end-width="0.1457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5" style:family="graphic">
      <style:graphic-properties draw:stroke="none" draw:fill="solid" draw:fill-color="#ffffff" draw:textarea-horizontal-align="justify" draw:textarea-vertical-align="middle" draw:auto-grow-height="false" draw:auto-grow-width="false" fo:padding-top="0in" fo:padding-bottom="0in" fo:padding-left="0in" fo:padding-right="0in" fo:wrap-option="wrap" draw:shadow="hidden" style:run-through="foreground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g text:anchor-type="as-char" svg:y="0in" draw:z-index="0" draw:style-name="gr1"><draw:rect draw:style-name="gr2" draw:text-style-name="P2" svg:width="6.1031in" svg:height="3.2461in" svg:x="0in" svg:y="0in"><text:p/></draw:rect><draw:frame draw:style-name="gr3" draw:text-style-name="P4" svg:width="1.5571in" svg:height="0.5189in" svg:x="2.3374in" svg:y="0.1283in"><draw:text-box><text:p text:style-name="P3"><text:span text:style-name="T1">SELinux User</text:span></text:p><text:p text:style-name="P3"><text:span text:style-name="T2">unconfined_u</text:span></text:p></draw:text-box></draw:frame><draw:frame draw:style-name="gr3" draw:text-style-name="P4" svg:width="1.5579in" svg:height="1.4287in" svg:x="0.1283in" svg:y="1.6866in"><draw:text-box><text:p text:style-name="P3"><text:span text:style-name="T1">TE Domain</text:span></text:p><text:p text:style-name="P3"><text:span text:style-name="T2">unconfined_t</text:span></text:p><text:p text:style-name="P3"><text:span text:style-name="T3">This domain includes most processes started at boot time and logins.</text:span></text:p></draw:text-box></draw:frame><draw:frame draw:style-name="gr3" draw:text-style-name="P4" svg:width="1.5579in" svg:height="0.5189in" svg:x="0.1283in" svg:y="0.9083in"><draw:text-box><text:p text:style-name="P3"><text:span text:style-name="T1">Role</text:span></text:p><text:p text:style-name="P3"><text:span text:style-name="T2">unconfined_r</text:span></text:p></draw:text-box></draw:frame><draw:frame draw:style-name="gr3" draw:text-style-name="P4" svg:width="1.3012in" svg:height="0.5197in" svg:x="1.8165in" svg:y="1.8173in"><draw:text-box><text:p text:style-name="P3"><text:span text:style-name="T1">TE Domain</text:span></text:p><text:p text:style-name="P3"><text:span text:style-name="T2">ext_gateway_t</text:span></text:p></draw:text-box></draw:frame><draw:frame draw:style-name="gr3" draw:text-style-name="P4" svg:width="1.2976in" svg:height="0.5197in" svg:x="3.2465in" svg:y="1.8173in"><draw:text-box><text:p text:style-name="P3"><text:span text:style-name="T1">TE Domain</text:span></text:p><text:p text:style-name="P3"><text:span text:style-name="T2">int_gateway_t</text:span></text:p></draw:text-box></draw:frame><draw:frame draw:style-name="gr3" draw:text-style-name="P4" svg:width="1.298in" svg:height="0.5197in" svg:x="4.6744in" svg:y="1.8173in"><draw:text-box><text:p text:style-name="P3"><text:span text:style-name="T1">TE Domain</text:span></text:p><text:p text:style-name="P3"><text:span text:style-name="T2">move_file_t</text:span></text:p></draw:text-box></draw:frame><draw:frame draw:style-name="gr3" draw:text-style-name="P4" svg:width="1.5571in" svg:height="0.5189in" svg:x="3.1165in" svg:y="0.9083in"><draw:text-box><text:p text:style-name="P3"><text:span text:style-name="T1">Role</text:span></text:p><text:p text:style-name="P3"><text:span text:style-name="T2">message_filter_r</text:span></text:p></draw:text-box></draw:frame><draw:line draw:style-name="gr4" draw:text-style-name="P2" svg:x1="3.1157in" svg:y1="0.6484in" svg:x2="0.9083in" svg:y2="0.9083in"><text:p/></draw:line><draw:line draw:style-name="gr4" draw:text-style-name="P2" svg:x1="0.9091in" svg:y1="1.4283in" svg:x2="0.9091in" svg:y2="1.6874in"><text:p/></draw:line><draw:line draw:style-name="gr4" draw:text-style-name="P2" svg:x1="3.1165in" svg:y1="0.6484in" svg:x2="3.8949in" svg:y2="0.9083in"><text:p/></draw:line><draw:line draw:style-name="gr4" draw:text-style-name="P2" svg:x1="3.8937in" svg:y1="1.4283in" svg:x2="2.5957in" svg:y2="1.8173in"><text:p/></draw:line><draw:line draw:style-name="gr4" draw:text-style-name="P2" svg:x1="3.8953in" svg:y1="1.4283in" svg:x2="5.3232in" svg:y2="1.8173in"><text:p/></draw:line><draw:line draw:style-name="gr4" draw:text-style-name="P2" svg:x1="3.8953in" svg:y1="1.4283in" svg:x2="3.8961in" svg:y2="1.8173in"><text:p/></draw:line><draw:frame draw:style-name="gr5" draw:text-style-name="P5" svg:width="4.1559in" svg:height="0.7795in" svg:x="1.8173in" svg:y="2.3874in"><draw:text-box><text:p text:style-name="P3"><text:span text:style-name="T3">These domains are entered from the </text:span><text:span text:style-name="T2">unconfined_t</text:span><text:span text:style-name="T3"> domain by performing domain transitions using SELinux facilities. This can be done because </text:span><text:span text:style-name="T2">unconfined_u</text:span><text:span text:style-name="T3"> is associated to roles </text:span><text:span text:style-name="T2">unconfined_r</text:span><text:span text:style-name="T3"> and </text:span><text:span text:style-name="T2">message_filter_r</text:span><text:span text:style-name="T3"> within the policy.</text:span></text:p></draw:text-box></draw:frame><draw:frame draw:style-name="gr5" draw:text-style-name="P7" svg:width="1.948in" svg:height="0.5189in" svg:x="4.0244in" svg:y="0.1283in"><draw:text-box><text:p text:style-name="P6"><text:span text:style-name="T3">In the basic policy, the SELinux user </text:span><text:span text:style-name="T4">unconfined</text:span><text:span text:style-name="T2">_u</text:span><text:span text:style-name="T3"> is associated to all GNU / Linux users by default.</text:span></text:p></draw:text-box></draw:frame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.5in" fo:page-height="3.5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7:24:21.375083259</meta:creation-date>
    <dc:date>2020-07-29T17:26:04.673073118</dc:date>
    <meta:editing-duration>PT1M43S</meta:editing-duration>
    <meta:editing-cycles>1</meta:editing-cycles>
    <meta:document-statistic meta:table-count="0" meta:image-count="0" meta:object-count="0" meta:page-count="1" meta:paragraph-count="1" meta:word-count="0" meta:character-count="0" meta:non-whitespace-character-count="0"/>
    <meta:generator>LibreOffice/6.4.5.2$Linux_X86_64 LibreOffice_project/40$Build-2</meta:generator>
  </office:meta>
</office:document-meta>
</file>